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dFilter.Word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Filter.removeAttribute( String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dFilter.process( String to_pro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dFilter.addAttribute( String attribute ,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dFilter.has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Filt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